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bf68" officeooo:paragraph-rsid="0008bf68"/>
    </style:style>
    <style:style style:name="P2" style:family="paragraph" style:parent-style-name="Standard">
      <style:text-properties officeooo:rsid="0008bf68" officeooo:paragraph-rsid="000b6248"/>
    </style:style>
    <style:style style:name="P3" style:family="paragraph" style:parent-style-name="Standard">
      <style:text-properties fo:color="#000000" style:font-name="Droid Sans Mono" fo:font-size="10.5pt" fo:font-weight="normal" officeooo:rsid="0008bf68" officeooo:paragraph-rsid="0008bf68" fo:background-color="transparen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fo:background-color="transparent"/>
    </style:style>
    <style:style style:name="P6" style:family="paragraph" style:parent-style-name="Standard">
      <style:text-properties fo:color="#000000" officeooo:rsid="0008bf68" officeooo:paragraph-rsid="0008bf68"/>
    </style:style>
    <style:style style:name="P7" style:family="paragraph" style:parent-style-name="Standard">
      <style:text-properties fo:color="#000000" officeooo:rsid="000a6e48" officeooo:paragraph-rsid="000a6e48"/>
    </style:style>
    <style:style style:name="P8" style:family="paragraph" style:parent-style-name="Standard">
      <style:text-properties fo:color="#000000" officeooo:rsid="000a6e48" officeooo:paragraph-rsid="000b6248"/>
    </style:style>
    <style:style style:name="P9" style:family="paragraph" style:parent-style-name="Standard">
      <style:text-properties fo:color="#000000" officeooo:rsid="000bf4e0" officeooo:paragraph-rsid="000bf4e0"/>
    </style:style>
    <style:style style:name="P10" style:family="paragraph" style:parent-style-name="Standard">
      <style:text-properties fo:color="#000000" fo:font-weight="bold" officeooo:rsid="000b6248" officeooo:paragraph-rsid="000b6248" style:font-weight-asian="bold" style:font-weight-complex="bold"/>
    </style:style>
    <style:style style:name="P11" style:family="paragraph" style:parent-style-name="Standard">
      <style:text-properties fo:color="#000000" fo:font-weight="bold" officeooo:rsid="000bf4e0" officeooo:paragraph-rsid="000bf4e0" style:font-weight-asian="bold" style:font-weight-complex="bold"/>
    </style:style>
    <style:style style:name="P12" style:family="paragraph" style:parent-style-name="Standard">
      <style:text-properties fo:font-weight="bold" officeooo:rsid="0008bf68" officeooo:paragraph-rsid="000b6248" style:font-weight-asian="bold" style:font-weight-complex="bold"/>
    </style:style>
    <style:style style:name="P13" style:family="paragraph" style:parent-style-name="Standard">
      <style:text-properties fo:font-style="italic" officeooo:rsid="0008bf68" officeooo:paragraph-rsid="0008bf68" style:font-style-asian="italic" style:font-style-complex="italic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4ec9b0"/>
    </style:style>
    <style:style style:name="T7" style:family="text">
      <style:text-properties fo:color="#d7ba7d"/>
    </style:style>
    <style:style style:name="T8" style:family="text">
      <style:text-properties officeooo:rsid="000a6e48"/>
    </style:style>
    <style:style style:name="T9" style:family="text">
      <style:text-properties fo:background-color="#f04e4d" loext:char-shading-value="0"/>
    </style:style>
    <style:style style:name="T10" style:family="text">
      <style:text-properties officeooo:rsid="000b62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Zadania do rozwiązywania zespołowego:</text:p>
      <text:p text:style-name="P1"/>
      <text:p text:style-name="P12"><text:span text:style-name="T10">zadanie 1</text:span></text:p>
      <text:p text:style-name="P2"><text:span text:style-name="T10">Działający kod Bajtka: (błędy na czerwono)</text:span></text:p>
      <text:p text:style-name="P1"/>
      <text:p text:style-name="P3">#include &lt;iostream&gt;</text:p>
      <text:p text:style-name="P5"/>
      <text:p text:style-name="P4">int main()</text:p>
      <text:p text:style-name="P4">{</text:p>
      <text:p text:style-name="P4">const int N = 1000000;</text:p>
      <text:p text:style-name="P4">auto suma = <text:span text:style-name="T9">0.0</text:span>;</text:p>
      <text:p text:style-name="P5"/>
      <text:p text:style-name="P4">for (<text:span text:style-name="T9">float </text:span>k = 1<text:span text:style-name="T9">;</text:span> k &lt;= N<text:span text:style-name="T9">;</text:span> ++k){</text:p>
      <text:p text:style-name="P4">suma += 1/<text:span text:style-name="T9">(</text:span>k*k<text:span text:style-name="T9">)</text:span>; }</text:p>
      <text:p text:style-name="P5"/>
      <text:p text:style-name="P4">std::cout &lt;&lt; suma &lt;&lt; "\n";</text:p>
      <text:p text:style-name="P4">}</text:p>
      <text:p text:style-name="P6"/>
      <text:p text:style-name="P10">zadanie 2</text:p>
      <text:p text:style-name="P8">a) 0</text:p>
      <text:p text:style-name="P7">b) 1</text:p>
      <text:p text:style-name="P7">c) 11</text:p>
      <text:p text:style-name="P7">d) 0</text:p>
      <text:p text:style-name="P7">e) 8</text:p>
      <text:p text:style-name="P7">f) 10</text:p>
      <text:p text:style-name="P7">g) 0</text:p>
      <text:p text:style-name="P7">h) -1</text:p>
      <text:p text:style-name="P7">i) 0</text:p>
      <text:p text:style-name="P7">j) 0</text:p>
      <text:p text:style-name="P7">k) 0</text:p>
      <text:p text:style-name="P7">l) 0</text:p>
      <text:p text:style-name="P7">m) 8</text:p>
      <text:p text:style-name="P7">n) 15</text:p>
      <text:p text:style-name="P7">o) 0</text:p>
      <text:p text:style-name="P7">p) 255</text:p>
      <text:p text:style-name="P7">q) 1</text:p>
      <text:p text:style-name="P7">r) 1234567</text:p>
      <text:p text:style-name="P7">s) 1234566</text:p>
      <text:p text:style-name="P7">t) 1</text:p>
      <text:p text:style-name="P7">u) 4</text:p>
      <text:p text:style-name="P7">v) 0</text:p>
      <text:p text:style-name="P7">w) 0</text:p>
      <text:p text:style-name="P7">x) 1</text:p>
      <text:p text:style-name="P7">y) 15</text:p>
      <text:p text:style-name="P7">z) 1</text:p>
      <text:p text:style-name="P7">aa) 1</text:p>
      <text:p text:style-name="P7"/>
      <text:p text:style-name="P11">zadanie 3</text:p>
      <text:p text:style-name="P9">x = 2</text:p>
      <text:p text:style-name="P9">y = 0</text:p>
      <text:p text:style-name="P9">v = 4</text:p>
      <text:p text:style-name="P9">z =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3:54:00.351181768</meta:creation-date>
    <dc:date>2020-03-15T15:01:00.094542475</dc:date>
    <meta:editing-duration>PT6M29S</meta:editing-duration>
    <meta:editing-cycles>1</meta:editing-cycles>
    <meta:document-statistic meta:table-count="0" meta:image-count="0" meta:object-count="0" meta:page-count="1" meta:paragraph-count="45" meta:word-count="115" meta:character-count="398" meta:non-whitespace-character-count="328"/>
    <meta:generator>LibreOffice/6.0.7.3$Linux_X86_64 LibreOffice_project/00m0$Build-3</meta:generator>
  </office:meta>
</office:document-meta>
</file>